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5%"/>
      <style:text-properties fo:color="#000000" style:font-name="Bitstream Charter" fo:font-size="11pt" officeooo:rsid="000cae9c" officeooo:paragraph-rsid="000cae9c" style:font-size-asian="11pt"/>
    </style:style>
    <style:style style:name="P2" style:family="paragraph" style:parent-style-name="Text_20_body" style:list-style-name="L1">
      <style:paragraph-properties fo:margin-top="0in" fo:margin-bottom="0in" loext:contextual-spacing="false" fo:line-height="135%"/>
      <style:text-properties fo:color="#000000" style:font-name="Bitstream Charter" fo:font-size="11pt" fo:font-weight="bold" officeooo:paragraph-rsid="000cae9c" style:font-size-asian="11pt" style:font-weight-asian="bold" style:font-weight-complex="bold"/>
    </style:style>
    <style:style style:name="P3" style:family="paragraph" style:parent-style-name="Text_20_body" style:list-style-name="L1">
      <style:paragraph-properties fo:margin-top="0in" fo:margin-bottom="0in" loext:contextual-spacing="false" fo:line-height="135%"/>
      <style:text-properties fo:color="#000000" style:font-name="Bitstream Charter" fo:font-size="11pt" officeooo:paragraph-rsid="000cae9c" style:font-size-asian="11pt"/>
    </style:style>
    <style:style style:name="T1" style:family="text">
      <style:text-properties officeooo:rsid="000cae9c"/>
    </style:style>
    <text:list-style style:name="L1">
      <text:list-level-style-number text:level="1" text:style-name="WW_5f_CharLFO1LV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09872705906054679" text:style-name="L1">
        <text:list-header>
          <text:p text:style-name="P2"><text:span text:style-name="T1">3.5 </text:span>Obtaining Results</text:p>
          <text:list>
            <text:list-item>
              <text:p text:style-name="P3">Difficulties with traditional methods of analysis in ah scale.</text:p>
            </text:list-item>
            <text:list-item>
              <text:p text:style-name="P3">Why Big Data approach is favorable (?)</text:p>
            </text:list-item>
            <text:list-item>
              <text:p text:style-name="P3">Statistical Framework</text:p>
            </text:list-item>
            <text:list-item>
              <text:p text:style-name="P3">Creation of data-pipeline</text:p>
            </text:list-item>
            <text:list-item>
              <text:p text:style-name="P3">How statistics were gathered and processed ?</text:p>
            </text:list-item>
            <text:list-item>
              <text:p text:style-name="P3">Data visualisation details</text:p>
            </text:list-item>
          </text:list>
        </text:list-header>
      </text:list>
      <text:p text:style-name="P1"/>
      <text:p text:style-name="P1">Considering the fact that HaLow networks by design are dense and consist of many nodes, they demand an efficient statistical framework in order to extract useful insights from conducted experiments. As pointed in [TAROA] the heterogenity of traffic is an important factor and for our findings to be relevant, we will need to trace each node’s behavior as closely as possi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_5f_CharLFO1LVL1" style:display-name="WW_CharLFO1LVL1"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4:38:55.778508330</meta:creation-date>
    <dc:date>2019-03-24T14:47:49.554232596</dc:date>
    <meta:editing-duration>PT8M53S</meta:editing-duration>
    <meta:editing-cycles>1</meta:editing-cycles>
    <meta:generator>LibreOffice/5.1.6.2$Linux_X86_64 LibreOffice_project/10m0$Build-2</meta:generator>
    <meta:document-statistic meta:table-count="0" meta:image-count="0" meta:object-count="0" meta:page-count="1" meta:paragraph-count="8" meta:word-count="101" meta:character-count="625" meta:non-whitespace-character-count="537"/>
  </office:meta>
</office:document-meta>
</file>